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5.403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0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number-columns-repeated="32" table:default-cell-style-name="ce2"/>
        <table:table-column table:style-name="co1" table:number-columns-repeated="26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number-columns-repeated="33"/>
          <table:table-cell table:style-name="ce1" table:number-columns-repeated="26"/>
        </table:table-row>
        <table:table-row table:style-name="ro1">
          <table:table-cell table:style-name="ce1" table:number-columns-repeated="5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"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img_&quot;&amp;TEXT([.A3];&quot;00&quot;)" office:value-type="string" office:string-value="img_00" calcext:value-type="string">
            <text:p>img_00</text:p>
          </table:table-cell>
          <table:table-cell office:value-type="string" calcext:value-type="string">
            <text:p>background</text:p>
          </table:table-cell>
          <table:table-cell table:formula="of:=&quot;img_&quot;&amp;[.C3]&amp;&quot; equ &quot;&amp;[.A3]" office:value-type="string" office:string-value="img_background equ 0" calcext:value-type="string">
            <text:p>img_background equ 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&quot;img_&quot;&amp;TEXT([.A4];&quot;00&quot;)" office:value-type="string" office:string-value="img_01" calcext:value-type="string">
            <text:p>img_01</text:p>
          </table:table-cell>
          <table:table-cell office:value-type="string" calcext:value-type="string">
            <text:p>heli_blade_front</text:p>
          </table:table-cell>
          <table:table-cell table:formula="of:=&quot;img_&quot;&amp;[.C4]&amp;&quot; equ &quot;&amp;[.A4]" office:value-type="string" office:string-value="img_heli_blade_front equ 1" calcext:value-type="string">
            <text:p>img_heli_blade_front equ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&quot;img_&quot;&amp;TEXT([.A5];&quot;00&quot;)" office:value-type="string" office:string-value="img_02" calcext:value-type="string">
            <text:p>img_02</text:p>
          </table:table-cell>
          <table:table-cell office:value-type="string" calcext:value-type="string">
            <text:p>heli_blade_back</text:p>
          </table:table-cell>
          <table:table-cell table:formula="of:=&quot;img_&quot;&amp;[.C5]&amp;&quot; equ &quot;&amp;[.A5]" office:value-type="string" office:string-value="img_heli_blade_back equ 2" calcext:value-type="string">
            <text:p>img_heli_blade_back equ 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 office:value-type="float" office:value="53" calcext:value-type="float">
            <text:p>53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&quot;img_&quot;&amp;TEXT([.A6];&quot;00&quot;)" office:value-type="string" office:string-value="img_03" calcext:value-type="string">
            <text:p>img_03</text:p>
          </table:table-cell>
          <table:table-cell office:value-type="string" calcext:value-type="string">
            <text:p>miss</text:p>
          </table:table-cell>
          <table:table-cell table:formula="of:=&quot;img_&quot;&amp;[.C6]&amp;&quot; equ &quot;&amp;[.A6]" office:value-type="string" office:string-value="img_miss equ 3" calcext:value-type="string">
            <text:p>img_miss equ 3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 office:value-type="float" office:value="53" calcext:value-type="float">
            <text:p>53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&quot;img_&quot;&amp;TEXT([.A7];&quot;00&quot;)" office:value-type="string" office:string-value="img_04" calcext:value-type="string">
            <text:p>img_04</text:p>
          </table:table-cell>
          <table:table-cell office:value-type="string" calcext:value-type="string">
            <text:p>live_1</text:p>
          </table:table-cell>
          <table:table-cell table:formula="of:=&quot;img_&quot;&amp;[.C7]&amp;&quot; equ &quot;&amp;[.A7]" office:value-type="string" office:string-value="img_live_1 equ 4" calcext:value-type="string">
            <text:p>img_live_1 equ 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&quot;img_&quot;&amp;TEXT([.A8];&quot;00&quot;)" office:value-type="string" office:string-value="img_05" calcext:value-type="string">
            <text:p>img_05</text:p>
          </table:table-cell>
          <table:table-cell office:value-type="string" calcext:value-type="string">
            <text:p>live_2</text:p>
          </table:table-cell>
          <table:table-cell table:formula="of:=&quot;img_&quot;&amp;[.C8]&amp;&quot; equ &quot;&amp;[.A8]" office:value-type="string" office:string-value="img_live_2 equ 5" calcext:value-type="string">
            <text:p>img_live_2 equ 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7" calcext:value-type="float">
            <text:p>37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&quot;img_&quot;&amp;TEXT([.A9];&quot;00&quot;)" office:value-type="string" office:string-value="img_06" calcext:value-type="string">
            <text:p>img_06</text:p>
          </table:table-cell>
          <table:table-cell office:value-type="string" calcext:value-type="string">
            <text:p>live_3</text:p>
          </table:table-cell>
          <table:table-cell table:formula="of:=&quot;img_&quot;&amp;[.C9]&amp;&quot; equ &quot;&amp;[.A9]" office:value-type="string" office:string-value="img_live_3 equ 6" calcext:value-type="string">
            <text:p>img_live_3 equ 6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&quot;img_&quot;&amp;TEXT([.A10];&quot;00&quot;)" office:value-type="string" office:string-value="img_07" calcext:value-type="string">
            <text:p>img_07</text:p>
          </table:table-cell>
          <table:table-cell office:value-type="string" calcext:value-type="string">
            <text:p>monkey</text:p>
          </table:table-cell>
          <table:table-cell table:formula="of:=&quot;img_&quot;&amp;[.C10]&amp;&quot; equ &quot;&amp;[.A10]" office:value-type="string" office:string-value="img_monkey equ 7" calcext:value-type="string">
            <text:p>img_monkey equ 7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&quot;img_&quot;&amp;TEXT([.A11];&quot;00&quot;)" office:value-type="string" office:string-value="img_08" calcext:value-type="string">
            <text:p>img_08</text:p>
          </table:table-cell>
          <table:table-cell office:value-type="string" calcext:value-type="string">
            <text:p>bell_high</text:p>
          </table:table-cell>
          <table:table-cell table:formula="of:=&quot;img_&quot;&amp;[.C11]&amp;&quot; equ &quot;&amp;[.A11]" office:value-type="string" office:string-value="img_bell_high equ 8" calcext:value-type="string">
            <text:p>img_bell_high equ 8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&quot;img_&quot;&amp;TEXT([.A12];&quot;00&quot;)" office:value-type="string" office:string-value="img_09" calcext:value-type="string">
            <text:p>img_09</text:p>
          </table:table-cell>
          <table:table-cell office:value-type="string" calcext:value-type="string">
            <text:p>bell_low</text:p>
          </table:table-cell>
          <table:table-cell table:formula="of:=&quot;img_&quot;&amp;[.C12]&amp;&quot; equ &quot;&amp;[.A12]" office:value-type="string" office:string-value="img_bell_low equ 9" calcext:value-type="string">
            <text:p>img_bell_low equ 9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style-name="ce10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 table:style-name="ce7" office:value-type="float" office:value="41" calcext:value-type="float">
            <text:p>4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&quot;img_&quot;&amp;TEXT([.A13];&quot;00&quot;)" office:value-type="string" office:string-value="img_10" calcext:value-type="string">
            <text:p>img_10</text:p>
          </table:table-cell>
          <table:table-cell office:value-type="string" calcext:value-type="string">
            <text:p>gamea</text:p>
          </table:table-cell>
          <table:table-cell table:formula="of:=&quot;img_&quot;&amp;[.C13]&amp;&quot; equ &quot;&amp;[.A13]" office:value-type="string" office:string-value="img_gamea equ 10" calcext:value-type="string">
            <text:p>img_gamea equ 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&quot;img_&quot;&amp;TEXT([.A14];&quot;00&quot;)" office:value-type="string" office:string-value="img_11" calcext:value-type="string">
            <text:p>img_11</text:p>
          </table:table-cell>
          <table:table-cell office:value-type="string" calcext:value-type="string">
            <text:p>gameb</text:p>
          </table:table-cell>
          <table:table-cell table:formula="of:=&quot;img_&quot;&amp;[.C14]&amp;&quot; equ &quot;&amp;[.A14]" office:value-type="string" office:string-value="img_gameb equ 11" calcext:value-type="string">
            <text:p>img_gameb equ 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9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&quot;img_&quot;&amp;TEXT([.A15];&quot;00&quot;)" office:value-type="string" office:string-value="img_12" calcext:value-type="string">
            <text:p>img_12</text:p>
          </table:table-cell>
          <table:table-cell office:value-type="string" calcext:value-type="string">
            <text:p>am</text:p>
          </table:table-cell>
          <table:table-cell table:formula="of:=&quot;img_&quot;&amp;[.C15]&amp;&quot; equ &quot;&amp;[.A15]" office:value-type="string" office:string-value="img_am equ 12" calcext:value-type="string">
            <text:p>img_am equ 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9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&quot;img_&quot;&amp;TEXT([.A16];&quot;00&quot;)" office:value-type="string" office:string-value="img_13" calcext:value-type="string">
            <text:p>img_13</text:p>
          </table:table-cell>
          <table:table-cell office:value-type="string" calcext:value-type="string">
            <text:p>pm</text:p>
          </table:table-cell>
          <table:table-cell table:formula="of:=&quot;img_&quot;&amp;[.C16]&amp;&quot; equ &quot;&amp;[.A16]" office:value-type="string" office:string-value="img_pm equ 13" calcext:value-type="string">
            <text:p>img_pm equ 1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8" calcext:value-type="float">
            <text:p>28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9" office:value-type="float" office:value="34" calcext:value-type="float">
            <text:p>3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&quot;img_&quot;&amp;TEXT([.A17];&quot;00&quot;)" office:value-type="string" office:string-value="img_14" calcext:value-type="string">
            <text:p>img_14</text:p>
          </table:table-cell>
          <table:table-cell office:value-type="string" calcext:value-type="string">
            <text:p>digit_1</text:p>
          </table:table-cell>
          <table:table-cell table:formula="of:=&quot;img_&quot;&amp;[.C17]&amp;&quot; equ &quot;&amp;[.A17]" office:value-type="string" office:string-value="img_digit_1 equ 14" calcext:value-type="string">
            <text:p>img_digit_1 equ 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&quot;img_&quot;&amp;TEXT([.A18];&quot;00&quot;)" office:value-type="string" office:string-value="img_15" calcext:value-type="string">
            <text:p>img_15</text:p>
          </table:table-cell>
          <table:table-cell office:value-type="string" calcext:value-type="string">
            <text:p>digit_2</text:p>
          </table:table-cell>
          <table:table-cell table:formula="of:=&quot;img_&quot;&amp;[.C18]&amp;&quot; equ &quot;&amp;[.A18]" office:value-type="string" office:string-value="img_digit_2 equ 15" calcext:value-type="string">
            <text:p>img_digit_2 equ 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9" calcext:value-type="float">
            <text:p>19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6" table:style-name="ce6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6"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img_&quot;&amp;TEXT([.A19];&quot;00&quot;)" office:value-type="string" office:string-value="img_16" calcext:value-type="string">
            <text:p>img_16</text:p>
          </table:table-cell>
          <table:table-cell office:value-type="string" calcext:value-type="string">
            <text:p>digit_separator</text:p>
          </table:table-cell>
          <table:table-cell table:formula="of:=&quot;img_&quot;&amp;[.C19]&amp;&quot; equ &quot;&amp;[.A19]" office:value-type="string" office:string-value="img_digit_separator equ 16" calcext:value-type="string">
            <text:p>img_digit_separator equ 1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&quot;img_&quot;&amp;TEXT([.A20];&quot;00&quot;)" office:value-type="string" office:string-value="img_17" calcext:value-type="string">
            <text:p>img_17</text:p>
          </table:table-cell>
          <table:table-cell office:value-type="string" calcext:value-type="string">
            <text:p>digit_3</text:p>
          </table:table-cell>
          <table:table-cell table:formula="of:=&quot;img_&quot;&amp;[.C20]&amp;&quot; equ &quot;&amp;[.A20]" office:value-type="string" office:string-value="img_digit_3 equ 17" calcext:value-type="string">
            <text:p>img_digit_3 equ 1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9" office:value-type="float" office:value="44" calcext:value-type="float">
            <text:p>44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&quot;img_&quot;&amp;TEXT([.A21];&quot;00&quot;)" office:value-type="string" office:string-value="img_18" calcext:value-type="string">
            <text:p>img_18</text:p>
          </table:table-cell>
          <table:table-cell office:value-type="string" calcext:value-type="string">
            <text:p>digit_4</text:p>
          </table:table-cell>
          <table:table-cell table:formula="of:=&quot;img_&quot;&amp;[.C21]&amp;&quot; equ &quot;&amp;[.A21]" office:value-type="string" office:string-value="img_digit_4 equ 18" calcext:value-type="string">
            <text:p>img_digit_4 equ 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&quot;img_&quot;&amp;TEXT([.A22];&quot;00&quot;)" office:value-type="string" office:string-value="img_19" calcext:value-type="string">
            <text:p>img_19</text:p>
          </table:table-cell>
          <table:table-cell office:value-type="string" calcext:value-type="string">
            <text:p>boat_left</text:p>
          </table:table-cell>
          <table:table-cell table:formula="of:=&quot;img_&quot;&amp;[.C22]&amp;&quot; equ &quot;&amp;[.A22]" office:value-type="string" office:string-value="img_boat_left equ 19" calcext:value-type="string">
            <text:p>img_boat_left equ 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5" office:value-type="float" office:value="52" calcext:value-type="float">
            <text:p>52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&quot;img_&quot;&amp;TEXT([.A23];&quot;00&quot;)" office:value-type="string" office:string-value="img_20" calcext:value-type="string">
            <text:p>img_20</text:p>
          </table:table-cell>
          <table:table-cell office:value-type="string" calcext:value-type="string">
            <text:p>boat_middle</text:p>
          </table:table-cell>
          <table:table-cell table:formula="of:=&quot;img_&quot;&amp;[.C23]&amp;&quot; equ &quot;&amp;[.A23]" office:value-type="string" office:string-value="img_boat_middle equ 20" calcext:value-type="string">
            <text:p>img_boat_middle equ 20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&quot;img_&quot;&amp;TEXT([.A24];&quot;00&quot;)" office:value-type="string" office:string-value="img_21" calcext:value-type="string">
            <text:p>img_21</text:p>
          </table:table-cell>
          <table:table-cell office:value-type="string" calcext:value-type="string">
            <text:p>boat_right</text:p>
          </table:table-cell>
          <table:table-cell table:formula="of:=&quot;img_&quot;&amp;[.C24]&amp;&quot; equ &quot;&amp;[.A24]" office:value-type="string" office:string-value="img_boat_right equ 21" calcext:value-type="string">
            <text:p>img_boat_right equ 2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&quot;img_&quot;&amp;TEXT([.A25];&quot;00&quot;)" office:value-type="string" office:string-value="img_22" calcext:value-type="string">
            <text:p>img_22</text:p>
          </table:table-cell>
          <table:table-cell office:value-type="string" calcext:value-type="string">
            <text:p>parachute_1_1</text:p>
          </table:table-cell>
          <table:table-cell table:formula="of:=&quot;img_&quot;&amp;[.C25]&amp;&quot; equ &quot;&amp;[.A25]" office:value-type="string" office:string-value="img_parachute_1_1 equ 22" calcext:value-type="string">
            <text:p>img_parachute_1_1 equ 22</text:p>
          </table:table-cell>
          <table:table-cell table:number-columns-repeated="2"/>
          <table:table-cell table:style-name="ce1" table:formula="of:=&quot;defb &quot;&amp;COM.MICROSOFT.TEXTJOIN(&quot;,&quot;&amp;CHAR(9);0;[.G3:.AL3])" office:value-type="string" office:string-value="defb 0,&#9;0,&#9;0,&#9;0,&#9;0,&#9;0,&#9;0,&#9;0,&#9;0,&#9;0,&#9;0,&#9;0,&#9;0,&#9;25,&#9;25,&#9;0,&#9;0,&#9;24,&#9;24,&#9;23,&#9;23,&#9;23,&#9;22,&#9;22,&#9;2,&#9;2,&#9;2,&#9;2,&#9;2,&#9;1,&#9;1,&#9;1" calcext:value-type="string">
            <text:p>defb 0,<text:tab/>0,<text:tab/>0,<text:tab/>0,<text:tab/>0,<text:tab/>0,<text:tab/>0,<text:tab/>0,<text:tab/>0,<text:tab/>0,<text:tab/>0,<text:tab/>0,<text:tab/>0,<text:tab/>25,<text:tab/>25,<text:tab/>0,<text:tab/>0,<text:tab/>24,<text:tab/>24,<text:tab/>23,<text:tab/>23,<text:tab/>23,<text:tab/>22,<text:tab/>22,<text:tab/>2,<text:tab/>2,<text:tab/>2,<text:tab/>2,<text:tab/>2,<text:tab/>1,<text:tab/>1,<text:tab/>1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&quot;img_&quot;&amp;TEXT([.A26];&quot;00&quot;)" office:value-type="string" office:string-value="img_23" calcext:value-type="string">
            <text:p>img_23</text:p>
          </table:table-cell>
          <table:table-cell office:value-type="string" calcext:value-type="string">
            <text:p>parachute_1_2</text:p>
          </table:table-cell>
          <table:table-cell table:formula="of:=&quot;img_&quot;&amp;[.C26]&amp;&quot; equ &quot;&amp;[.A26]" office:value-type="string" office:string-value="img_parachute_1_2 equ 23" calcext:value-type="string">
            <text:p>img_parachute_1_2 equ 23</text:p>
          </table:table-cell>
          <table:table-cell table:number-columns-repeated="2"/>
          <table:table-cell table:style-name="ce1" table:formula="of:=&quot;defb &quot;&amp;COM.MICROSOFT.TEXTJOIN(&quot;,&quot;&amp;CHAR(9);0;[.G4:.AL4])" office:value-type="string" office:string-value="defb 0,&#9;12,&#9;12,&#9;18,&#9;18,&#9;17,&#9;17,&#9;16,&#9;15,&#9;15,&#9;14,&#9;14,&#9;0,&#9;25,&#9;25,&#9;0,&#9;24,&#9;24,&#9;24,&#9;23,&#9;23,&#9;0,&#9;22,&#9;22,&#9;0,&#9;53,&#9;53,&#9;53,&#9;53,&#9;53,&#9;53,&#9;0" calcext:value-type="string">
            <text:p>defb 0,<text:tab/>12,<text:tab/>12,<text:tab/>18,<text:tab/>18,<text:tab/>17,<text:tab/>17,<text:tab/>16,<text:tab/>15,<text:tab/>15,<text:tab/>14,<text:tab/>14,<text:tab/>0,<text:tab/>25,<text:tab/>25,<text:tab/>0,<text:tab/>24,<text:tab/>24,<text:tab/>24,<text:tab/>23,<text:tab/>23,<text:tab/>0,<text:tab/>22,<text:tab/>22,<text:tab/>0,<text:tab/>53,<text:tab/>53,<text:tab/>53,<text:tab/>53,<text:tab/>53,<text:tab/>53,<text:tab/>0</text:p>
          </table:table-cell>
          <table:table-cell table:number-columns-repeated="3"/>
          <table:table-cell table:style-name="Default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&quot;img_&quot;&amp;TEXT([.A27];&quot;00&quot;)" office:value-type="string" office:string-value="img_24" calcext:value-type="string">
            <text:p>img_24</text:p>
          </table:table-cell>
          <table:table-cell office:value-type="string" calcext:value-type="string">
            <text:p>parachute_1_3</text:p>
          </table:table-cell>
          <table:table-cell table:formula="of:=&quot;img_&quot;&amp;[.C27]&amp;&quot; equ &quot;&amp;[.A27]" office:value-type="string" office:string-value="img_parachute_1_3 equ 24" calcext:value-type="string">
            <text:p>img_parachute_1_3 equ 24</text:p>
          </table:table-cell>
          <table:table-cell table:number-columns-repeated="2"/>
          <table:table-cell table:style-name="ce1" table:formula="of:=&quot;defb &quot;&amp;COM.MICROSOFT.TEXTJOIN(&quot;,&quot;&amp;CHAR(9);0;[.G5:.AL5])" office:value-type="string" office:string-value="defb 0,&#9;13,&#9;13,&#9;18,&#9;18,&#9;17,&#9;17,&#9;16,&#9;15,&#9;15,&#9;14,&#9;14,&#9;0,&#9;25,&#9;25,&#9;0,&#9;24,&#9;24,&#9;0,&#9;0,&#9;30,&#9;30,&#9;30,&#9;29,&#9;29,&#9;53,&#9;53,&#9;53,&#9;53,&#9;53,&#9;53,&#9;53" calcext:value-type="string">
            <text:p>defb 0,<text:tab/>13,<text:tab/>13,<text:tab/>18,<text:tab/>18,<text:tab/>17,<text:tab/>17,<text:tab/>16,<text:tab/>15,<text:tab/>15,<text:tab/>14,<text:tab/>14,<text:tab/>0,<text:tab/>25,<text:tab/>25,<text:tab/>0,<text:tab/>24,<text:tab/>24,<text:tab/>0,<text:tab/>0,<text:tab/>30,<text:tab/>30,<text:tab/>30,<text:tab/>29,<text:tab/>29,<text:tab/>53,<text:tab/>53,<text:tab/>53,<text:tab/>53,<text:tab/>53,<text:tab/>53,<text:tab/>53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&quot;img_&quot;&amp;TEXT([.A28];&quot;00&quot;)" office:value-type="string" office:string-value="img_25" calcext:value-type="string">
            <text:p>img_25</text:p>
          </table:table-cell>
          <table:table-cell office:value-type="string" calcext:value-type="string">
            <text:p>parachute_1_4</text:p>
          </table:table-cell>
          <table:table-cell table:formula="of:=&quot;img_&quot;&amp;[.C28]&amp;&quot; equ &quot;&amp;[.A28]" office:value-type="string" office:string-value="img_parachute_1_4 equ 25" calcext:value-type="string">
            <text:p>img_parachute_1_4 equ 25</text:p>
          </table:table-cell>
          <table:table-cell table:number-columns-repeated="2"/>
          <table:table-cell table:style-name="ce1" table:formula="of:=&quot;defb &quot;&amp;COM.MICROSOFT.TEXTJOIN(&quot;,&quot;&amp;CHAR(9);0;[.G6:.AL6])" office:value-type="string" office:string-value="defb 0,&#9;0,&#9;0,&#9;18,&#9;18,&#9;17,&#9;17,&#9;0,&#9;15,&#9;15,&#9;14,&#9;14,&#9;0,&#9;25,&#9;25,&#9;0,&#9;24,&#9;24,&#9;31,&#9;31,&#9;30,&#9;30,&#9;30,&#9;29,&#9;29,&#9;53,&#9;53,&#9;53,&#9;53,&#9;53,&#9;53,&#9;53" calcext:value-type="string">
            <text:p>defb 0,<text:tab/>0,<text:tab/>0,<text:tab/>18,<text:tab/>18,<text:tab/>17,<text:tab/>17,<text:tab/>0,<text:tab/>15,<text:tab/>15,<text:tab/>14,<text:tab/>14,<text:tab/>0,<text:tab/>25,<text:tab/>25,<text:tab/>0,<text:tab/>24,<text:tab/>24,<text:tab/>31,<text:tab/>31,<text:tab/>30,<text:tab/>30,<text:tab/>30,<text:tab/>29,<text:tab/>29,<text:tab/>53,<text:tab/>53,<text:tab/>53,<text:tab/>53,<text:tab/>53,<text:tab/>53,<text:tab/>5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&quot;img_&quot;&amp;TEXT([.A29];&quot;00&quot;)" office:value-type="string" office:string-value="img_26" calcext:value-type="string">
            <text:p>img_26</text:p>
          </table:table-cell>
          <table:table-cell office:value-type="string" calcext:value-type="string">
            <text:p>parachute_1_5</text:p>
          </table:table-cell>
          <table:table-cell table:formula="of:=&quot;img_&quot;&amp;[.C29]&amp;&quot; equ &quot;&amp;[.A29]" office:value-type="string" office:string-value="img_parachute_1_5 equ 26" calcext:value-type="string">
            <text:p>img_parachute_1_5 equ 26</text:p>
          </table:table-cell>
          <table:table-cell table:number-columns-repeated="2"/>
          <table:table-cell table:style-name="ce1" table:formula="of:=&quot;defb &quot;&amp;COM.MICROSOFT.TEXTJOIN(&quot;,&quot;&amp;CHAR(9);0;[.G7:.AL7])" office:value-type="string" office:string-value="defb 0,&#9;0,&#9;0,&#9;0,&#9;0,&#9;0,&#9;0,&#9;0,&#9;0,&#9;0,&#9;26,&#9;26,&#9;26,&#9;0,&#9;32,&#9;32,&#9;32,&#9;31,&#9;31,&#9;31,&#9;30,&#9;30,&#9;0,&#9;0,&#9;36,&#9;35,&#9;35,&#9;53,&#9;53,&#9;53,&#9;53,&#9;0" calcext:value-type="string">
            <text:p>defb 0,<text:tab/>0,<text:tab/>0,<text:tab/>0,<text:tab/>0,<text:tab/>0,<text:tab/>0,<text:tab/>0,<text:tab/>0,<text:tab/>0,<text:tab/>26,<text:tab/>26,<text:tab/>26,<text:tab/>0,<text:tab/>32,<text:tab/>32,<text:tab/>32,<text:tab/>31,<text:tab/>31,<text:tab/>31,<text:tab/>30,<text:tab/>30,<text:tab/>0,<text:tab/>0,<text:tab/>36,<text:tab/>35,<text:tab/>35,<text:tab/>53,<text:tab/>53,<text:tab/>53,<text:tab/>53,<text:tab/>0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&quot;img_&quot;&amp;TEXT([.A30];&quot;00&quot;)" office:value-type="string" office:string-value="img_27" calcext:value-type="string">
            <text:p>img_27</text:p>
          </table:table-cell>
          <table:table-cell office:value-type="string" calcext:value-type="string">
            <text:p>parachute_1_6</text:p>
          </table:table-cell>
          <table:table-cell table:formula="of:=&quot;img_&quot;&amp;[.C30]&amp;&quot; equ &quot;&amp;[.A30]" office:value-type="string" office:string-value="img_parachute_1_6 equ 27" calcext:value-type="string">
            <text:p>img_parachute_1_6 equ 27</text:p>
          </table:table-cell>
          <table:table-cell table:number-columns-repeated="2"/>
          <table:table-cell table:style-name="ce1" table:formula="of:=&quot;defb &quot;&amp;COM.MICROSOFT.TEXTJOIN(&quot;,&quot;&amp;CHAR(9);0;[.G8:.AL8])" office:value-type="string" office:string-value="defb 0,&#9;0,&#9;0,&#9;7,&#9;7,&#9;0,&#9;0,&#9;0,&#9;0,&#9;0,&#9;26,&#9;26,&#9;26,&#9;0,&#9;32,&#9;32,&#9;32,&#9;31,&#9;31,&#9;0,&#9;37,&#9;37,&#9;37,&#9;36,&#9;36,&#9;35,&#9;35,&#9;0,&#9;0,&#9;0,&#9;0,&#9;0" calcext:value-type="string">
            <text:p>defb 0,<text:tab/>0,<text:tab/>0,<text:tab/>7,<text:tab/>7,<text:tab/>0,<text:tab/>0,<text:tab/>0,<text:tab/>0,<text:tab/>0,<text:tab/>26,<text:tab/>26,<text:tab/>26,<text:tab/>0,<text:tab/>32,<text:tab/>32,<text:tab/>32,<text:tab/>31,<text:tab/>31,<text:tab/>0,<text:tab/>37,<text:tab/>37,<text:tab/>37,<text:tab/>36,<text:tab/>36,<text:tab/>35,<text:tab/>35,<text:tab/>0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&quot;img_&quot;&amp;TEXT([.A31];&quot;00&quot;)" office:value-type="string" office:string-value="img_28" calcext:value-type="string">
            <text:p>img_28</text:p>
          </table:table-cell>
          <table:table-cell office:value-type="string" calcext:value-type="string">
            <text:p>parachute_1_7</text:p>
          </table:table-cell>
          <table:table-cell table:formula="of:=&quot;img_&quot;&amp;[.C31]&amp;&quot; equ &quot;&amp;[.A31]" office:value-type="string" office:string-value="img_parachute_1_7 equ 28" calcext:value-type="string">
            <text:p>img_parachute_1_7 equ 28</text:p>
          </table:table-cell>
          <table:table-cell table:number-columns-repeated="2"/>
          <table:table-cell table:style-name="ce1" table:formula="of:=&quot;defb &quot;&amp;COM.MICROSOFT.TEXTJOIN(&quot;,&quot;&amp;CHAR(9);0;[.G9:.AL9])" office:value-type="string" office:string-value="defb 0,&#9;0,&#9;7,&#9;7,&#9;7,&#9;7,&#9;8,&#9;8,&#9;8,&#9;0,&#9;26,&#9;26,&#9;26,&#9;0,&#9;32,&#9;32,&#9;32,&#9;31,&#9;31,&#9;0,&#9;37,&#9;37,&#9;37,&#9;36,&#9;36,&#9;35,&#9;0,&#9;0,&#9;0,&#9;0,&#9;0,&#9;0" calcext:value-type="string">
            <text:p>defb 0,<text:tab/>0,<text:tab/>7,<text:tab/>7,<text:tab/>7,<text:tab/>7,<text:tab/>8,<text:tab/>8,<text:tab/>8,<text:tab/>0,<text:tab/>26,<text:tab/>26,<text:tab/>26,<text:tab/>0,<text:tab/>32,<text:tab/>32,<text:tab/>32,<text:tab/>31,<text:tab/>31,<text:tab/>0,<text:tab/>37,<text:tab/>37,<text:tab/>37,<text:tab/>36,<text:tab/>36,<text:tab/>35,<text:tab/>0,<text:tab/>0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&quot;img_&quot;&amp;TEXT([.A32];&quot;00&quot;)" office:value-type="string" office:string-value="img_29" calcext:value-type="string">
            <text:p>img_29</text:p>
          </table:table-cell>
          <table:table-cell office:value-type="string" calcext:value-type="string">
            <text:p>parachute_2_1</text:p>
          </table:table-cell>
          <table:table-cell table:formula="of:=&quot;img_&quot;&amp;[.C32]&amp;&quot; equ &quot;&amp;[.A32]" office:value-type="string" office:string-value="img_parachute_2_1 equ 29" calcext:value-type="string">
            <text:p>img_parachute_2_1 equ 29</text:p>
          </table:table-cell>
          <table:table-cell table:number-columns-repeated="2"/>
          <table:table-cell table:style-name="ce1" table:formula="of:=&quot;defb &quot;&amp;COM.MICROSOFT.TEXTJOIN(&quot;,&quot;&amp;CHAR(9);0;[.G10:.AL10])" office:value-type="string" office:string-value="defb 0,&#9;0,&#9;7,&#9;7,&#9;7,&#9;7,&#9;8,&#9;8,&#9;27,&#9;27,&#9;27,&#9;26,&#9;33,&#9;33,&#9;33,&#9;33,&#9;32,&#9;32,&#9;38,&#9;38,&#9;38,&#9;37,&#9;37,&#9;0,&#9;0,&#9;0,&#9;0,&#9;0,&#9;0,&#9;0,&#9;0,&#9;0" calcext:value-type="string">
            <text:p>defb 0,<text:tab/>0,<text:tab/>7,<text:tab/>7,<text:tab/>7,<text:tab/>7,<text:tab/>8,<text:tab/>8,<text:tab/>27,<text:tab/>27,<text:tab/>27,<text:tab/>26,<text:tab/>33,<text:tab/>33,<text:tab/>33,<text:tab/>33,<text:tab/>32,<text:tab/>32,<text:tab/>38,<text:tab/>38,<text:tab/>38,<text:tab/>37,<text:tab/>37,<text:tab/>0,<text:tab/>0,<text:tab/>0,<text:tab/>0,<text:tab/>0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&quot;img_&quot;&amp;TEXT([.A33];&quot;00&quot;)" office:value-type="string" office:string-value="img_30" calcext:value-type="string">
            <text:p>img_30</text:p>
          </table:table-cell>
          <table:table-cell office:value-type="string" calcext:value-type="string">
            <text:p>parachute_2_2</text:p>
          </table:table-cell>
          <table:table-cell table:formula="of:=&quot;img_&quot;&amp;[.C33]&amp;&quot; equ &quot;&amp;[.A33]" office:value-type="string" office:string-value="img_parachute_2_2 equ 30" calcext:value-type="string">
            <text:p>img_parachute_2_2 equ 30</text:p>
          </table:table-cell>
          <table:table-cell table:number-columns-repeated="2"/>
          <table:table-cell table:style-name="ce1" table:formula="of:=&quot;defb &quot;&amp;COM.MICROSOFT.TEXTJOIN(&quot;,&quot;&amp;CHAR(9);0;[.G11:.AL11])" office:value-type="string" office:string-value="defb 0,&#9;7,&#9;7,&#9;7,&#9;9,&#9;9,&#9;0,&#9;27,&#9;27,&#9;27,&#9;27,&#9;0,&#9;33,&#9;33,&#9;33,&#9;33,&#9;0,&#9;0,&#9;38,&#9;38,&#9;38,&#9;38,&#9;37,&#9;40,&#9;40,&#9;41,&#9;41,&#9;0,&#9;0,&#9;0,&#9;0,&#9;0" calcext:value-type="string">
            <text:p>defb 0,<text:tab/>7,<text:tab/>7,<text:tab/>7,<text:tab/>9,<text:tab/>9,<text:tab/>0,<text:tab/>27,<text:tab/>27,<text:tab/>27,<text:tab/>27,<text:tab/>0,<text:tab/>33,<text:tab/>33,<text:tab/>33,<text:tab/>33,<text:tab/>0,<text:tab/>0,<text:tab/>38,<text:tab/>38,<text:tab/>38,<text:tab/>38,<text:tab/>37,<text:tab/>40,<text:tab/>40,<text:tab/>41,<text:tab/>41,<text:tab/>0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&quot;img_&quot;&amp;TEXT([.A34];&quot;00&quot;)" office:value-type="string" office:string-value="img_31" calcext:value-type="string">
            <text:p>img_31</text:p>
          </table:table-cell>
          <table:table-cell office:value-type="string" calcext:value-type="string">
            <text:p>parachute_2_3</text:p>
          </table:table-cell>
          <table:table-cell table:formula="of:=&quot;img_&quot;&amp;[.C34]&amp;&quot; equ &quot;&amp;[.A34]" office:value-type="string" office:string-value="img_parachute_2_3 equ 31" calcext:value-type="string">
            <text:p>img_parachute_2_3 equ 31</text:p>
          </table:table-cell>
          <table:table-cell table:number-columns-repeated="2"/>
          <table:table-cell table:style-name="ce1" table:formula="of:=&quot;defb &quot;&amp;COM.MICROSOFT.TEXTJOIN(&quot;,&quot;&amp;CHAR(9);0;[.G12:.AL12])" office:value-type="string" office:string-value="defb 0,&#9;7,&#9;7,&#9;7,&#9;7,&#9;9,&#9;9,&#9;0,&#9;27,&#9;27,&#9;27,&#9;0,&#9;33,&#9;33,&#9;33,&#9;33,&#9;0,&#9;0,&#9;38,&#9;38,&#9;38,&#9;38,&#9;40,&#9;40,&#9;40,&#9;41,&#9;41,&#9;41,&#9;0,&#9;0,&#9;0,&#9;0" calcext:value-type="string">
            <text:p>defb 0,<text:tab/>7,<text:tab/>7,<text:tab/>7,<text:tab/>7,<text:tab/>9,<text:tab/>9,<text:tab/>0,<text:tab/>27,<text:tab/>27,<text:tab/>27,<text:tab/>0,<text:tab/>33,<text:tab/>33,<text:tab/>33,<text:tab/>33,<text:tab/>0,<text:tab/>0,<text:tab/>38,<text:tab/>38,<text:tab/>38,<text:tab/>38,<text:tab/>40,<text:tab/>40,<text:tab/>40,<text:tab/>41,<text:tab/>41,<text:tab/>41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img_&quot;&amp;TEXT([.A35];&quot;00&quot;)" office:value-type="string" office:string-value="img_32" calcext:value-type="string">
            <text:p>img_32</text:p>
          </table:table-cell>
          <table:table-cell office:value-type="string" calcext:value-type="string">
            <text:p>parachute_2_4</text:p>
          </table:table-cell>
          <table:table-cell table:formula="of:=&quot;img_&quot;&amp;[.C35]&amp;&quot; equ &quot;&amp;[.A35]" office:value-type="string" office:string-value="img_parachute_2_4 equ 32" calcext:value-type="string">
            <text:p>img_parachute_2_4 equ 32</text:p>
          </table:table-cell>
          <table:table-cell table:number-columns-repeated="2"/>
          <table:table-cell table:style-name="ce1" table:formula="of:=&quot;defb &quot;&amp;COM.MICROSOFT.TEXTJOIN(&quot;,&quot;&amp;CHAR(9);0;[.G13:.AL13])" office:value-type="string" office:string-value="defb 0,&#9;0,&#9;7,&#9;7,&#9;0,&#9;9,&#9;9,&#9;0,&#9;0,&#9;27,&#9;27,&#9;0,&#9;0,&#9;33,&#9;33,&#9;33,&#9;0,&#9;0,&#9;0,&#9;38,&#9;38,&#9;0,&#9;40,&#9;40,&#9;40,&#9;0,&#9;41,&#9;41,&#9;0,&#9;0,&#9;0,&#9;0" calcext:value-type="string">
            <text:p>defb 0,<text:tab/>0,<text:tab/>7,<text:tab/>7,<text:tab/>0,<text:tab/>9,<text:tab/>9,<text:tab/>0,<text:tab/>0,<text:tab/>27,<text:tab/>27,<text:tab/>0,<text:tab/>0,<text:tab/>33,<text:tab/>33,<text:tab/>33,<text:tab/>0,<text:tab/>0,<text:tab/>0,<text:tab/>38,<text:tab/>38,<text:tab/>0,<text:tab/>40,<text:tab/>40,<text:tab/>40,<text:tab/>0,<text:tab/>41,<text:tab/>41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&quot;img_&quot;&amp;TEXT([.A36];&quot;00&quot;)" office:value-type="string" office:string-value="img_33" calcext:value-type="string">
            <text:p>img_33</text:p>
          </table:table-cell>
          <table:table-cell office:value-type="string" calcext:value-type="string">
            <text:p>parachute_2_5</text:p>
          </table:table-cell>
          <table:table-cell table:formula="of:=&quot;img_&quot;&amp;[.C36]&amp;&quot; equ &quot;&amp;[.A36]" office:value-type="string" office:string-value="img_parachute_2_5 equ 33" calcext:value-type="string">
            <text:p>img_parachute_2_5 equ 33</text:p>
          </table:table-cell>
          <table:table-cell table:number-columns-repeated="2"/>
          <table:table-cell table:style-name="ce1" table:formula="of:=&quot;defb &quot;&amp;COM.MICROSOFT.TEXTJOIN(&quot;,&quot;&amp;CHAR(9);0;[.G14:.AL14])" office:value-type="string" office:string-value="defb 0,&#9;0,&#9;0,&#9;0,&#9;0,&#9;28,&#9;28,&#9;28,&#9;28,&#9;0,&#9;0,&#9;0,&#9;34,&#9;34,&#9;34,&#9;34,&#9;0,&#9;0,&#9;0,&#9;39,&#9;39,&#9;39,&#9;39,&#9;40,&#9;0,&#9;0,&#9;41,&#9;41,&#9;0,&#9;0,&#9;0,&#9;0" calcext:value-type="string">
            <text:p>defb 0,<text:tab/>0,<text:tab/>0,<text:tab/>0,<text:tab/>0,<text:tab/>28,<text:tab/>28,<text:tab/>28,<text:tab/>28,<text:tab/>0,<text:tab/>0,<text:tab/>0,<text:tab/>34,<text:tab/>34,<text:tab/>34,<text:tab/>34,<text:tab/>0,<text:tab/>0,<text:tab/>0,<text:tab/>39,<text:tab/>39,<text:tab/>39,<text:tab/>39,<text:tab/>40,<text:tab/>0,<text:tab/>0,<text:tab/>41,<text:tab/>41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&quot;img_&quot;&amp;TEXT([.A37];&quot;00&quot;)" office:value-type="string" office:string-value="img_34" calcext:value-type="string">
            <text:p>img_34</text:p>
          </table:table-cell>
          <table:table-cell office:value-type="string" calcext:value-type="string">
            <text:p>parachute_2_6</text:p>
          </table:table-cell>
          <table:table-cell table:formula="of:=&quot;img_&quot;&amp;[.C37]&amp;&quot; equ &quot;&amp;[.A37]" office:value-type="string" office:string-value="img_parachute_2_6 equ 34" calcext:value-type="string">
            <text:p>img_parachute_2_6 equ 34</text:p>
          </table:table-cell>
          <table:table-cell table:number-columns-repeated="2"/>
          <table:table-cell table:style-name="ce1" table:formula="of:=&quot;defb &quot;&amp;COM.MICROSOFT.TEXTJOIN(&quot;,&quot;&amp;CHAR(9);0;[.G15:.AL15])" office:value-type="string" office:string-value="defb 0,&#9;0,&#9;0,&#9;0,&#9;0,&#9;28,&#9;28,&#9;28,&#9;28,&#9;0,&#9;0,&#9;0,&#9;34,&#9;34,&#9;34,&#9;34,&#9;0,&#9;0,&#9;0,&#9;39,&#9;39,&#9;39,&#9;39,&#9;0,&#9;0,&#9;0,&#9;0,&#9;0,&#9;0,&#9;0,&#9;0,&#9;0" calcext:value-type="string">
            <text:p>defb 0,<text:tab/>0,<text:tab/>0,<text:tab/>0,<text:tab/>0,<text:tab/>28,<text:tab/>28,<text:tab/>28,<text:tab/>28,<text:tab/>0,<text:tab/>0,<text:tab/>0,<text:tab/>34,<text:tab/>34,<text:tab/>34,<text:tab/>34,<text:tab/>0,<text:tab/>0,<text:tab/>0,<text:tab/>39,<text:tab/>39,<text:tab/>39,<text:tab/>39,<text:tab/>0,<text:tab/>0,<text:tab/>0,<text:tab/>0,<text:tab/>0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&quot;img_&quot;&amp;TEXT([.A38];&quot;00&quot;)" office:value-type="string" office:string-value="img_35" calcext:value-type="string">
            <text:p>img_35</text:p>
          </table:table-cell>
          <table:table-cell office:value-type="string" calcext:value-type="string">
            <text:p>parachute_3_1</text:p>
          </table:table-cell>
          <table:table-cell table:formula="of:=&quot;img_&quot;&amp;[.C38]&amp;&quot; equ &quot;&amp;[.A38]" office:value-type="string" office:string-value="img_parachute_3_1 equ 35" calcext:value-type="string">
            <text:p>img_parachute_3_1 equ 35</text:p>
          </table:table-cell>
          <table:table-cell table:number-columns-repeated="2"/>
          <table:table-cell table:style-name="ce1" table:formula="of:=&quot;defb &quot;&amp;COM.MICROSOFT.TEXTJOIN(&quot;,&quot;&amp;CHAR(9);0;[.G16:.AL16])" office:value-type="string" office:string-value="defb 0,&#9;0,&#9;0,&#9;19,&#9;19,&#9;28,&#9;28,&#9;28,&#9;28,&#9;20,&#9;20,&#9;20,&#9;34,&#9;34,&#9;34,&#9;34,&#9;21,&#9;21,&#9;21,&#9;39,&#9;39,&#9;39,&#9;39,&#9;0,&#9;0,&#9;0,&#9;0,&#9;0,&#9;0,&#9;0,&#9;0,&#9;0" calcext:value-type="string">
            <text:p>defb 0,<text:tab/>0,<text:tab/>0,<text:tab/>19,<text:tab/>19,<text:tab/>28,<text:tab/>28,<text:tab/>28,<text:tab/>28,<text:tab/>20,<text:tab/>20,<text:tab/>20,<text:tab/>34,<text:tab/>34,<text:tab/>34,<text:tab/>34,<text:tab/>21,<text:tab/>21,<text:tab/>21,<text:tab/>39,<text:tab/>39,<text:tab/>39,<text:tab/>39,<text:tab/>0,<text:tab/>0,<text:tab/>0,<text:tab/>0,<text:tab/>0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&quot;img_&quot;&amp;TEXT([.A39];&quot;00&quot;)" office:value-type="string" office:string-value="img_36" calcext:value-type="string">
            <text:p>img_36</text:p>
          </table:table-cell>
          <table:table-cell office:value-type="string" calcext:value-type="string">
            <text:p>parachute_3_2</text:p>
          </table:table-cell>
          <table:table-cell table:formula="of:=&quot;img_&quot;&amp;[.C39]&amp;&quot; equ &quot;&amp;[.A39]" office:value-type="string" office:string-value="img_parachute_3_2 equ 36" calcext:value-type="string">
            <text:p>img_parachute_3_2 equ 36</text:p>
          </table:table-cell>
          <table:table-cell table:number-columns-repeated="2"/>
          <table:table-cell table:style-name="ce1" table:formula="of:=&quot;defb &quot;&amp;COM.MICROSOFT.TEXTJOIN(&quot;,&quot;&amp;CHAR(9);0;[.G17:.AL17])" office:value-type="string" office:string-value="defb 0,&#9;0,&#9;0,&#9;19,&#9;19,&#9;19,&#9;28,&#9;28,&#9;28,&#9;20,&#9;20,&#9;20,&#9;34,&#9;34,&#9;34,&#9;0,&#9;21,&#9;21,&#9;21,&#9;39,&#9;39,&#9;39,&#9;39,&#9;0,&#9;3,&#9;3,&#9;3,&#9;3,&#9;3,&#9;0,&#9;0,&#9;0" calcext:value-type="string">
            <text:p>defb 0,<text:tab/>0,<text:tab/>0,<text:tab/>19,<text:tab/>19,<text:tab/>19,<text:tab/>28,<text:tab/>28,<text:tab/>28,<text:tab/>20,<text:tab/>20,<text:tab/>20,<text:tab/>34,<text:tab/>34,<text:tab/>34,<text:tab/>0,<text:tab/>21,<text:tab/>21,<text:tab/>21,<text:tab/>39,<text:tab/>39,<text:tab/>39,<text:tab/>39,<text:tab/>0,<text:tab/>3,<text:tab/>3,<text:tab/>3,<text:tab/>3,<text:tab/>3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&quot;img_&quot;&amp;TEXT([.A40];&quot;00&quot;)" office:value-type="string" office:string-value="img_37" calcext:value-type="string">
            <text:p>img_37</text:p>
          </table:table-cell>
          <table:table-cell office:value-type="string" calcext:value-type="string">
            <text:p>parachute_3_3</text:p>
          </table:table-cell>
          <table:table-cell table:formula="of:=&quot;img_&quot;&amp;[.C40]&amp;&quot; equ &quot;&amp;[.A40]" office:value-type="string" office:string-value="img_parachute_3_3 equ 37" calcext:value-type="string">
            <text:p>img_parachute_3_3 equ 37</text:p>
          </table:table-cell>
          <table:table-cell table:number-columns-repeated="2"/>
          <table:table-cell table:style-name="ce1" table:formula="of:=&quot;defb &quot;&amp;COM.MICROSOFT.TEXTJOIN(&quot;,&quot;&amp;CHAR(9);0;[.G18:.AL18])" office:value-type="string" office:string-value="defb 0,&#9;0,&#9;0,&#9;19,&#9;19,&#9;19,&#9;19,&#9;19,&#9;19,&#9;20,&#9;20,&#9;20,&#9;20,&#9;20,&#9;20,&#9;0,&#9;21,&#9;21,&#9;21,&#9;21,&#9;21,&#9;21,&#9;21,&#9;4,&#9;4,&#9;0,&#9;5,&#9;5,&#9;0,&#9;6,&#9;6,&#9;0" calcext:value-type="string">
            <text:p>defb 0,<text:tab/>0,<text:tab/>0,<text:tab/>19,<text:tab/>19,<text:tab/>19,<text:tab/>19,<text:tab/>19,<text:tab/>19,<text:tab/>20,<text:tab/>20,<text:tab/>20,<text:tab/>20,<text:tab/>20,<text:tab/>20,<text:tab/>0,<text:tab/>21,<text:tab/>21,<text:tab/>21,<text:tab/>21,<text:tab/>21,<text:tab/>21,<text:tab/>21,<text:tab/>4,<text:tab/>4,<text:tab/>0,<text:tab/>5,<text:tab/>5,<text:tab/>0,<text:tab/>6,<text:tab/>6,<text:tab/>0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&quot;img_&quot;&amp;TEXT([.A41];&quot;00&quot;)" office:value-type="string" office:string-value="img_38" calcext:value-type="string">
            <text:p>img_38</text:p>
          </table:table-cell>
          <table:table-cell office:value-type="string" calcext:value-type="string">
            <text:p>parachute_3_4</text:p>
          </table:table-cell>
          <table:table-cell table:formula="of:=&quot;img_&quot;&amp;[.C41]&amp;&quot; equ &quot;&amp;[.A41]" office:value-type="string" office:string-value="img_parachute_3_4 equ 38" calcext:value-type="string">
            <text:p>img_parachute_3_4 equ 38</text:p>
          </table:table-cell>
          <table:table-cell table:number-columns-repeated="2"/>
          <table:table-cell table:style-name="ce1" table:formula="of:=&quot;defb &quot;&amp;COM.MICROSOFT.TEXTJOIN(&quot;,&quot;&amp;CHAR(9);0;[.G19:.AL19])" office:value-type="string" office:string-value="defb 0,&#9;0,&#9;0,&#9;0,&#9;0,&#9;0,&#9;46,&#9;46,&#9;46,&#9;0,&#9;20,&#9;20,&#9;44,&#9;44,&#9;44,&#9;0,&#9;0,&#9;0,&#9;42,&#9;42,&#9;42,&#9;42,&#9;0,&#9;4,&#9;4,&#9;4,&#9;5,&#9;5,&#9;5,&#9;6,&#9;6,&#9;6" calcext:value-type="string">
            <text:p>defb 0,<text:tab/>0,<text:tab/>0,<text:tab/>0,<text:tab/>0,<text:tab/>0,<text:tab/>46,<text:tab/>46,<text:tab/>46,<text:tab/>0,<text:tab/>20,<text:tab/>20,<text:tab/>44,<text:tab/>44,<text:tab/>44,<text:tab/>0,<text:tab/>0,<text:tab/>0,<text:tab/>42,<text:tab/>42,<text:tab/>42,<text:tab/>42,<text:tab/>0,<text:tab/>4,<text:tab/>4,<text:tab/>4,<text:tab/>5,<text:tab/>5,<text:tab/>5,<text:tab/>6,<text:tab/>6,<text:tab/>6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&quot;img_&quot;&amp;TEXT([.A42];&quot;00&quot;)" office:value-type="string" office:string-value="img_39" calcext:value-type="string">
            <text:p>img_39</text:p>
          </table:table-cell>
          <table:table-cell office:value-type="string" calcext:value-type="string">
            <text:p>parachute_3_5</text:p>
          </table:table-cell>
          <table:table-cell table:formula="of:=&quot;img_&quot;&amp;[.C42]&amp;&quot; equ &quot;&amp;[.A42]" office:value-type="string" office:string-value="img_parachute_3_5 equ 39" calcext:value-type="string">
            <text:p>img_parachute_3_5 equ 39</text:p>
          </table:table-cell>
          <table:table-cell table:number-columns-repeated="2"/>
          <table:table-cell table:style-name="ce1" table:formula="of:=&quot;defb &quot;&amp;COM.MICROSOFT.TEXTJOIN(&quot;,&quot;&amp;CHAR(9);0;[.G20:.AL20])" office:value-type="string" office:string-value="defb 0,&#9;0,&#9;0,&#9;0,&#9;0,&#9;46,&#9;46,&#9;46,&#9;46,&#9;45,&#9;45,&#9;44,&#9;44,&#9;44,&#9;44,&#9;44,&#9;43,&#9;43,&#9;42,&#9;42,&#9;42,&#9;51,&#9;51,&#9;52,&#9;52,&#9;52,&#9;0,&#9;0,&#9;0,&#9;0,&#9;0,&#9;0" calcext:value-type="string">
            <text:p>defb 0,<text:tab/>0,<text:tab/>0,<text:tab/>0,<text:tab/>0,<text:tab/>46,<text:tab/>46,<text:tab/>46,<text:tab/>46,<text:tab/>45,<text:tab/>45,<text:tab/>44,<text:tab/>44,<text:tab/>44,<text:tab/>44,<text:tab/>44,<text:tab/>43,<text:tab/>43,<text:tab/>42,<text:tab/>42,<text:tab/>42,<text:tab/>51,<text:tab/>51,<text:tab/>52,<text:tab/>52,<text:tab/>52,<text:tab/>0,<text:tab/>0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&quot;img_&quot;&amp;TEXT([.A43];&quot;00&quot;)" office:value-type="string" office:string-value="img_40" calcext:value-type="string">
            <text:p>img_40</text:p>
          </table:table-cell>
          <table:table-cell office:value-type="string" calcext:value-type="string">
            <text:p>parachute_3_hang1</text:p>
          </table:table-cell>
          <table:table-cell table:formula="of:=&quot;img_&quot;&amp;[.C43]&amp;&quot; equ &quot;&amp;[.A43]" office:value-type="string" office:string-value="img_parachute_3_hang1 equ 40" calcext:value-type="string">
            <text:p>img_parachute_3_hang1 equ 40</text:p>
          </table:table-cell>
          <table:table-cell table:number-columns-repeated="2"/>
          <table:table-cell table:style-name="ce1" table:formula="of:=&quot;defb &quot;&amp;COM.MICROSOFT.TEXTJOIN(&quot;,&quot;&amp;CHAR(9);0;[.G21:.AL21])" office:value-type="string" office:string-value="defb 0,&#9;0,&#9;0,&#9;0,&#9;0,&#9;0,&#9;47,&#9;47,&#9;0,&#9;48,&#9;48,&#9;48,&#9;49,&#9;49,&#9;0,&#9;50,&#9;50,&#9;50,&#9;51,&#9;51,&#9;51,&#9;51,&#9;51,&#9;52,&#9;52,&#9;52,&#9;0,&#9;0,&#9;0,&#9;0,&#9;0,&#9;0" calcext:value-type="string">
            <text:p>defb 0,<text:tab/>0,<text:tab/>0,<text:tab/>0,<text:tab/>0,<text:tab/>0,<text:tab/>47,<text:tab/>47,<text:tab/>0,<text:tab/>48,<text:tab/>48,<text:tab/>48,<text:tab/>49,<text:tab/>49,<text:tab/>0,<text:tab/>50,<text:tab/>50,<text:tab/>50,<text:tab/>51,<text:tab/>51,<text:tab/>51,<text:tab/>51,<text:tab/>51,<text:tab/>52,<text:tab/>52,<text:tab/>52,<text:tab/>0,<text:tab/>0,<text:tab/>0,<text:tab/>0,<text:tab/>0,<text:tab/>0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&quot;img_&quot;&amp;TEXT([.A44];&quot;00&quot;)" office:value-type="string" office:string-value="img_41" calcext:value-type="string">
            <text:p>img_41</text:p>
          </table:table-cell>
          <table:table-cell office:value-type="string" calcext:value-type="string">
            <text:p>parachute_3_hang2</text:p>
          </table:table-cell>
          <table:table-cell table:formula="of:=&quot;img_&quot;&amp;[.C44]&amp;&quot; equ &quot;&amp;[.A44]" office:value-type="string" office:string-value="img_parachute_3_hang2 equ 41" calcext:value-type="string">
            <text:p>img_parachute_3_hang2 equ 41</text:p>
          </table:table-cell>
          <table:table-cell table:number-columns-repeated="2"/>
          <table:table-cell table:style-name="ce1" table:formula="of:=&quot;defb &quot;&amp;COM.MICROSOFT.TEXTJOIN(&quot;,&quot;&amp;CHAR(9);0;[.G22:.AL22])" office:value-type="string" office:string-value="defb 10,&#9;10,&#9;10,&#9;10,&#9;10,&#9;0,&#9;47,&#9;47,&#9;0,&#9;48,&#9;48,&#9;48,&#9;49,&#9;49,&#9;0,&#9;50,&#9;50,&#9;0,&#9;51,&#9;51,&#9;51,&#9;51,&#9;51,&#9;52,&#9;52,&#9;52,&#9;0,&#9;11,&#9;11,&#9;11,&#9;11,&#9;11" calcext:value-type="string">
            <text:p>defb 10,<text:tab/>10,<text:tab/>10,<text:tab/>10,<text:tab/>10,<text:tab/>0,<text:tab/>47,<text:tab/>47,<text:tab/>0,<text:tab/>48,<text:tab/>48,<text:tab/>48,<text:tab/>49,<text:tab/>49,<text:tab/>0,<text:tab/>50,<text:tab/>50,<text:tab/>0,<text:tab/>51,<text:tab/>51,<text:tab/>51,<text:tab/>51,<text:tab/>51,<text:tab/>52,<text:tab/>52,<text:tab/>52,<text:tab/>0,<text:tab/>11,<text:tab/>11,<text:tab/>11,<text:tab/>11,<text:tab/>11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&quot;img_&quot;&amp;TEXT([.A45];&quot;00&quot;)" office:value-type="string" office:string-value="img_42" calcext:value-type="string">
            <text:p>img_42</text:p>
          </table:table-cell>
          <table:table-cell office:value-type="string" calcext:value-type="string">
            <text:p>manwater_1</text:p>
          </table:table-cell>
          <table:table-cell table:formula="of:=&quot;img_&quot;&amp;[.C45]&amp;&quot; equ &quot;&amp;[.A45]" office:value-type="string" office:string-value="img_manwater_1 equ 42" calcext:value-type="string">
            <text:p>img_manwater_1 equ 42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&quot;img_&quot;&amp;TEXT([.A46];&quot;00&quot;)" office:value-type="string" office:string-value="img_43" calcext:value-type="string">
            <text:p>img_43</text:p>
          </table:table-cell>
          <table:table-cell office:value-type="string" calcext:value-type="string">
            <text:p>shark_1</text:p>
          </table:table-cell>
          <table:table-cell table:formula="of:=&quot;img_&quot;&amp;[.C46]&amp;&quot; equ &quot;&amp;[.A46]" office:value-type="string" office:string-value="img_shark_1 equ 43" calcext:value-type="string">
            <text:p>img_shark_1 equ 43</text:p>
          </table:table-cell>
          <table:table-cell table:number-columns-repeated="6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&quot;img_&quot;&amp;TEXT([.A47];&quot;00&quot;)" office:value-type="string" office:string-value="img_44" calcext:value-type="string">
            <text:p>img_44</text:p>
          </table:table-cell>
          <table:table-cell office:value-type="string" calcext:value-type="string">
            <text:p>manwater_2</text:p>
          </table:table-cell>
          <table:table-cell table:formula="of:=&quot;img_&quot;&amp;[.C47]&amp;&quot; equ &quot;&amp;[.A47]" office:value-type="string" office:string-value="img_manwater_2 equ 44" calcext:value-type="string">
            <text:p>img_manwater_2 equ 44</text:p>
          </table:table-cell>
          <table:table-cell table:number-columns-repeated="6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&quot;img_&quot;&amp;TEXT([.A48];&quot;00&quot;)" office:value-type="string" office:string-value="img_45" calcext:value-type="string">
            <text:p>img_45</text:p>
          </table:table-cell>
          <table:table-cell office:value-type="string" calcext:value-type="string">
            <text:p>shark_2</text:p>
          </table:table-cell>
          <table:table-cell table:formula="of:=&quot;img_&quot;&amp;[.C48]&amp;&quot; equ &quot;&amp;[.A48]" office:value-type="string" office:string-value="img_shark_2 equ 45" calcext:value-type="string">
            <text:p>img_shark_2 equ 45</text:p>
          </table:table-cell>
          <table:table-cell table:number-columns-repeated="6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&quot;img_&quot;&amp;TEXT([.A49];&quot;00&quot;)" office:value-type="string" office:string-value="img_46" calcext:value-type="string">
            <text:p>img_46</text:p>
          </table:table-cell>
          <table:table-cell office:value-type="string" calcext:value-type="string">
            <text:p>manwater_3</text:p>
          </table:table-cell>
          <table:table-cell table:formula="of:=&quot;img_&quot;&amp;[.C49]&amp;&quot; equ &quot;&amp;[.A49]" office:value-type="string" office:string-value="img_manwater_3 equ 46" calcext:value-type="string">
            <text:p>img_manwater_3 equ 46</text:p>
          </table:table-cell>
          <table:table-cell table:number-columns-repeated="6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&quot;img_&quot;&amp;TEXT([.A50];&quot;00&quot;)" office:value-type="string" office:string-value="img_47" calcext:value-type="string">
            <text:p>img_47</text:p>
          </table:table-cell>
          <table:table-cell office:value-type="string" calcext:value-type="string">
            <text:p>shark_3</text:p>
          </table:table-cell>
          <table:table-cell table:formula="of:=&quot;img_&quot;&amp;[.C50]&amp;&quot; equ &quot;&amp;[.A50]" office:value-type="string" office:string-value="img_shark_3 equ 47" calcext:value-type="string">
            <text:p>img_shark_3 equ 47</text:p>
          </table:table-cell>
          <table:table-cell table:number-columns-repeated="6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img_&quot;&amp;TEXT([.A51];&quot;00&quot;)" office:value-type="string" office:string-value="img_48" calcext:value-type="string">
            <text:p>img_48</text:p>
          </table:table-cell>
          <table:table-cell office:value-type="string" calcext:value-type="string">
            <text:p>manwater_4</text:p>
          </table:table-cell>
          <table:table-cell table:formula="of:=&quot;img_&quot;&amp;[.C51]&amp;&quot; equ &quot;&amp;[.A51]" office:value-type="string" office:string-value="img_manwater_4 equ 48" calcext:value-type="string">
            <text:p>img_manwater_4 equ 48</text:p>
          </table:table-cell>
          <table:table-cell table:number-columns-repeated="6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&quot;img_&quot;&amp;TEXT([.A52];&quot;00&quot;)" office:value-type="string" office:string-value="img_49" calcext:value-type="string">
            <text:p>img_49</text:p>
          </table:table-cell>
          <table:table-cell office:value-type="string" calcext:value-type="string">
            <text:p>shark_4</text:p>
          </table:table-cell>
          <table:table-cell table:formula="of:=&quot;img_&quot;&amp;[.C52]&amp;&quot; equ &quot;&amp;[.A52]" office:value-type="string" office:string-value="img_shark_4 equ 49" calcext:value-type="string">
            <text:p>img_shark_4 equ 49</text:p>
          </table:table-cell>
          <table:table-cell table:number-columns-repeated="6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&quot;img_&quot;&amp;TEXT([.A53];&quot;00&quot;)" office:value-type="string" office:string-value="img_50" calcext:value-type="string">
            <text:p>img_50</text:p>
          </table:table-cell>
          <table:table-cell office:value-type="string" calcext:value-type="string">
            <text:p>manwater_5</text:p>
          </table:table-cell>
          <table:table-cell table:formula="of:=&quot;img_&quot;&amp;[.C53]&amp;&quot; equ &quot;&amp;[.A53]" office:value-type="string" office:string-value="img_manwater_5 equ 50" calcext:value-type="string">
            <text:p>img_manwater_5 equ 50</text:p>
          </table:table-cell>
          <table:table-cell table:number-columns-repeated="6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&quot;img_&quot;&amp;TEXT([.A54];&quot;00&quot;)" office:value-type="string" office:string-value="img_51" calcext:value-type="string">
            <text:p>img_51</text:p>
          </table:table-cell>
          <table:table-cell office:value-type="string" calcext:value-type="string">
            <text:p>shark_5</text:p>
          </table:table-cell>
          <table:table-cell table:formula="of:=&quot;img_&quot;&amp;[.C54]&amp;&quot; equ &quot;&amp;[.A54]" office:value-type="string" office:string-value="img_shark_5 equ 51" calcext:value-type="string">
            <text:p>img_shark_5 equ 51</text:p>
          </table:table-cell>
          <table:table-cell table:number-columns-repeated="6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&quot;img_&quot;&amp;TEXT([.A55];&quot;00&quot;)" office:value-type="string" office:string-value="img_52" calcext:value-type="string">
            <text:p>img_52</text:p>
          </table:table-cell>
          <table:table-cell office:value-type="string" calcext:value-type="string">
            <text:p>manwater_6</text:p>
          </table:table-cell>
          <table:table-cell table:formula="of:=&quot;img_&quot;&amp;[.C55]&amp;&quot; equ &quot;&amp;[.A55]" office:value-type="string" office:string-value="img_manwater_6 equ 52" calcext:value-type="string">
            <text:p>img_manwater_6 equ 52</text:p>
          </table:table-cell>
          <table:table-cell table:number-columns-repeated="6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&quot;img_&quot;&amp;TEXT([.A56];&quot;00&quot;)" office:value-type="string" office:string-value="img_53" calcext:value-type="string">
            <text:p>img_53</text:p>
          </table:table-cell>
          <table:table-cell office:value-type="string" calcext:value-type="string">
            <text:p>heli</text:p>
          </table:table-cell>
          <table:table-cell table:formula="of:=&quot;img_&quot;&amp;[.C56]&amp;&quot; equ &quot;&amp;[.A56]" office:value-type="string" office:string-value="img_heli equ 53" calcext:value-type="string">
            <text:p>img_heli equ 53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6"/>
          <table:table-cell table:style-name="ce1"/>
          <table:table-cell table:number-columns-repeated="57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1:44:13.32563571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5T10:28:08.777447263</meta:creation-date>
    <meta:generator>LibreOffice/6.3.4.2$Linux_X86_64 LibreOffice_project/30$Build-2</meta:generator>
    <dc:date>2019-12-25T11:49:10.496455484</dc:date>
    <meta:editing-duration>PT1H14M18S</meta:editing-duration>
    <meta:editing-cycles>25</meta:editing-cycles>
    <meta:document-statistic meta:table-count="1" meta:cell-count="929" meta:object-count="0"/>
  </office:meta>
</office:document-meta>
</file>